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831cm" fo:min-width="8.898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147cm" fo:min-width="2.929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147cm" fo:min-width="4.83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147cm" fo:min-width="6.358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147cm" fo:min-width="5.215cm"/>
    </style:style>
    <style:style style:name="P1" style:family="paragraph">
      <style:paragraph-properties fo:margin-left="0.559cm" fo:margin-right="0cm" fo:text-align="start" fo:text-indent="0cm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fffff"/>
      <style:paragraph-properties fo:margin-left="0.559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398cm" svg:height="13.081cm" svg:x="11.16cm" svg:y="4.937cm">
          <text:p text:style-name="P1">PROGRAMAREA</text:p>
          <text:p text:style-name="P2">(ca meserie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1.397cm" svg:x="18.272cm" svg:y="12.303cm">
          <text:p text:style-name="P4">Idioame</text:p>
          <text:p text:style-name="P4">(idioms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1.397cm" svg:x="18.272cm" svg:y="5.953cm">
          <text:p text:style-name="P4">Algoritmi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334cm" svg:height="1.397cm" svg:x="18.272cm" svg:y="7.985cm">
          <text:p text:style-name="P4">Structuri de dat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858cm" svg:height="1.397cm" svg:x="18.272cm" svg:y="10.144cm">
          <text:p text:style-name="P4">Limbaj de programar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1.397cm" svg:x="18.272cm" svg:y="14.335cm">
          <text:p text:style-name="P4">Biblioteci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715cm" svg:height="1.397cm" svg:x="18.272cm" svg:y="16.24cm">
          <text:p text:style-name="P4">Tehnici de lucr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39:31.916240866</meta:creation-date>
    <dc:date>2020-11-09T12:00:11.774247833</dc:date>
    <meta:editing-duration>P2DT21H37M18S</meta:editing-duration>
    <meta:editing-cycles>5</meta:editing-cycles>
    <meta:generator>LibreOffice/6.1.5.2$MacOSX_X86_64 LibreOffice_project/90f8dcf33c87b3705e78202e3df5142b201bd805</meta:generator>
    <meta:document-statistic meta:object-count="7"/>
  </office:meta>
</office:document-meta>
</file>